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6bda" officeooo:paragraph-rsid="00086bda"/>
    </style:style>
    <style:style style:name="P2" style:family="paragraph" style:parent-style-name="Standard">
      <style:text-properties officeooo:rsid="000b028e" officeooo:paragraph-rsid="000b0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10. CAPA DE INTERFAZ</text:p>
      <text:p text:style-name="P1"/>
      <text:p text:style-name="P1"/>
      <text:p text:style-name="P2">1. Controles</text:p>
      <text:p text:style-name="P2">Lo de siempre</text:p>
      <text:p text:style-name="P2"/>
      <text:p text:style-name="P2">2.Sesiones</text:p>
      <text:p text:style-name="P2">Hay formas de evitar concurrencia</text:p>
      <text:p text:style-name="P2"/>
      <text:p text:style-name="P2">3. Codigo de aplicación global.asax</text:p>
      <text:p text:style-name="P2">permite escribir codigo de aplicaicon global</text:p>
      <text:p text:style-name="P2">no contiene ni etiquetas html ni asp</text:p>
      <text:p text:style-name="P2">se utiliza par definir variables globales y reaccionar a aventos globales</text:p>
      <text:p text:style-name="P2"/>
      <text:p text:style-name="P2">Global.asax y global.asax.cs</text:p>
      <text:p text:style-name="P2">cualquier cambio en global reiniciará la aplicación</text:p>
      <text:p text:style-name="P2">Es recomendable indicar el Session.Timeout en global</text:p>
      <text:p text:style-name="P2">Nos permite añadir un contador de bisitas Applicatin.Add(“contador”,0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8:25:22.516081480</meta:creation-date>
    <dc:date>2017-05-26T18:54:25.508461423</dc:date>
    <meta:editing-duration>PT18M3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69" meta:character-count="482" meta:non-whitespace-character-count="426"/>
  </office:meta>
</office:document-meta>
</file>